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9972in"/>
    </style:style>
    <style:style style:name="Table1.B" style:family="table-column">
      <style:table-column-properties style:column-width="2.5in"/>
    </style:style>
    <style:style style:name="Table1.C" style:family="table-column">
      <style:table-column-properties style:column-width="3.1993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paragraph-rsid="0027d293"/>
    </style:style>
    <style:style style:name="P2" style:family="paragraph" style:parent-style-name="Subtitle">
      <style:text-properties officeooo:rsid="001f4e9b" officeooo:paragraph-rsid="001f4e9b"/>
    </style:style>
    <style:style style:name="P3" style:family="paragraph" style:parent-style-name="Title">
      <style:text-properties officeooo:rsid="001f4e9b" officeooo:paragraph-rsid="001f4e9b"/>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Standard">
      <style:text-properties fo:language="de" fo:country="DE" officeooo:paragraph-rsid="001f4e9b" fo:background-color="transparent"/>
    </style:style>
    <style:style style:name="P6" style:family="paragraph" style:parent-style-name="Standard">
      <style:text-properties fo:language="de" fo:country="DE" officeooo:paragraph-rsid="0026127e"/>
    </style:style>
    <style:style style:name="P7" style:family="paragraph" style:parent-style-name="Standard">
      <loext:graphic-properties draw:fill="solid" draw:fill-color="#1e1f22"/>
      <style:paragraph-properties fo:background-color="#1e1f22" fo:padding="0in" fo:border="none" style:shadow="none"/>
      <style:text-properties fo:language="de" fo:country="DE" officeooo:paragraph-rsid="0026127e"/>
    </style:style>
    <style:style style:name="P8" style:family="paragraph" style:parent-style-name="Text_20_body">
      <style:text-properties fo:language="de" fo:country="DE" officeooo:paragraph-rsid="0026127e"/>
    </style:style>
    <style:style style:name="P9" style:family="paragraph" style:parent-style-name="Text_20_body">
      <style:text-properties fo:language="de" fo:country="DE" officeooo:rsid="002781a8" officeooo:paragraph-rsid="002781a8"/>
    </style:style>
    <style:style style:name="P10" style:family="paragraph" style:parent-style-name="Standard">
      <loext:graphic-properties draw:fill="solid" draw:fill-color="#1e1f22"/>
      <style:paragraph-properties fo:background-color="#1e1f22" fo:padding="0in" fo:border="none" style:shadow="none"/>
      <style:text-properties fo:language="zxx" fo:country="none" officeooo:paragraph-rsid="00291707" fo:background-color="transparent" style:language-asian="zxx" style:country-asian="none" style:language-complex="zxx" style:country-complex="none"/>
    </style:style>
    <style:style style:name="P11" style:family="paragraph" style:parent-style-name="Heading_20_1">
      <style:text-properties fo:language="de" fo:country="DE"/>
    </style:style>
    <style:style style:name="P12" style:family="paragraph" style:parent-style-name="Table_20_Contents">
      <style:paragraph-properties fo:text-align="justify" style:justify-single-word="false"/>
      <style:text-properties fo:language="de" fo:country="DE" officeooo:rsid="002e7fd8" officeooo:paragraph-rsid="002e7fd8"/>
    </style:style>
    <style:style style:name="P13" style:family="paragraph" style:parent-style-name="Table_20_Contents">
      <style:paragraph-properties fo:text-align="justify" style:justify-single-word="false"/>
      <style:text-properties style:font-name="FreeMono" fo:language="en" fo:country="US" officeooo:rsid="002e7fd8" officeooo:paragraph-rsid="002e7fd8"/>
    </style:style>
    <style:style style:name="P14" style:family="paragraph" style:parent-style-name="Text_20_body">
      <style:paragraph-properties fo:text-align="justify" style:justify-single-word="false"/>
      <style:text-properties fo:language="de" fo:country="DE" officeooo:rsid="0027ff1c" officeooo:paragraph-rsid="002e04bb" fo:background-color="transparent"/>
    </style:style>
    <style:style style:name="P15" style:family="paragraph" style:parent-style-name="Text_20_body">
      <style:paragraph-properties fo:text-align="justify" style:justify-single-word="false"/>
      <style:text-properties fo:language="de" fo:country="DE" officeooo:rsid="002e04bb" officeooo:paragraph-rsid="002e04bb" fo:background-color="transparent"/>
    </style:style>
    <style:style style:name="P16" style:family="paragraph" style:parent-style-name="Text_20_body">
      <style:paragraph-properties fo:text-align="justify" style:justify-single-word="false"/>
      <style:text-properties fo:language="de" fo:country="DE" officeooo:rsid="002b325f" officeooo:paragraph-rsid="002b325f" fo:background-color="transparent"/>
    </style:style>
    <style:style style:name="P17" style:family="paragraph" style:parent-style-name="Text_20_body">
      <style:paragraph-properties fo:text-align="justify" style:justify-single-word="false"/>
      <style:text-properties officeooo:paragraph-rsid="002b325f"/>
    </style:style>
    <style:style style:name="P18" style:family="paragraph" style:parent-style-name="Text_20_body">
      <style:paragraph-properties fo:text-align="justify" style:justify-single-word="false"/>
      <style:text-properties officeooo:rsid="002e04bb" officeooo:paragraph-rsid="002e04bb"/>
    </style:style>
    <style:style style:name="P19" style:family="paragraph" style:parent-style-name="Text_20_body">
      <style:paragraph-properties fo:text-align="justify" style:justify-single-word="false"/>
      <style:text-properties officeooo:rsid="002e7fd8" officeooo:paragraph-rsid="002e7fd8"/>
    </style:style>
    <style:style style:name="P20" style:family="paragraph" style:parent-style-name="Text_20_body">
      <style:paragraph-properties fo:text-align="justify" style:justify-single-word="false"/>
      <style:text-properties officeooo:rsid="002faef4" officeooo:paragraph-rsid="002faef4"/>
    </style:style>
    <style:style style:name="T1" style:family="text">
      <style:text-properties officeooo:rsid="0027d293"/>
    </style:style>
    <style:style style:name="T2" style:family="text">
      <style:text-properties officeooo:rsid="001fbed0"/>
    </style:style>
    <style:style style:name="T3" style:family="text">
      <style:text-properties officeooo:rsid="00250e2d"/>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bcbec4" loext:opacity="100%" style:font-name="FreeMono" fo:font-size="10pt" fo:font-style="normal" fo:font-weight="normal" style:font-size-asian="10pt" style:font-style-asian="normal" style:font-weight-asian="normal"/>
    </style:style>
    <style:style style:name="T6" style:family="text">
      <style:text-properties fo:color="#c77dbb" loext:opacity="100%" style:font-name="FreeMono" fo:font-size="10pt" fo:font-style="italic" fo:font-weight="normal" style:font-size-asian="10pt" style:font-style-asian="italic" style:font-weight-asian="normal"/>
    </style:style>
    <style:style style:name="T7" style:family="text">
      <style:text-properties officeooo:rsid="0026127e"/>
    </style:style>
    <style:style style:name="T8" style:family="text">
      <style:text-properties officeooo:rsid="002781a8"/>
    </style:style>
    <style:style style:name="T9" style:family="text">
      <style:text-properties fo:color="#cf8e6d" loext:opacity="100%" style:font-name="JetBrains Mono" fo:font-size="10pt" fo:font-style="normal" fo:font-weight="normal" style:font-size-asian="10pt" style:font-style-asian="normal" style:font-weight-asian="normal"/>
    </style:style>
    <style:style style:name="T10" style:family="text">
      <style:text-properties fo:color="#b200b2" loext:opacity="100%" style:font-name="JetBrains Mono" fo:font-size="10pt" fo:font-style="normal" fo:font-weight="normal" style:font-size-asian="10pt" style:font-style-asian="normal" style:font-weight-asian="normal"/>
    </style:style>
    <style:style style:name="T11" style:family="text">
      <style:text-properties fo:color="#94558d" loext:opacity="100%" style:font-name="JetBrains Mono" fo:font-size="10pt" fo:font-style="normal" fo:font-weight="normal" style:font-size-asian="10pt" style:font-style-asian="normal" style:font-weight-asian="normal"/>
    </style:style>
    <style:style style:name="T12" style:family="text">
      <style:text-properties fo:color="#8888c6" loext:opacity="100%" style:font-name="JetBrains Mono" fo:font-size="10pt" fo:font-style="normal" fo:font-weight="normal" style:font-size-asian="10pt" style:font-style-asian="normal" style:font-weight-asian="normal"/>
    </style:style>
    <style:style style:name="T13" style:family="text">
      <style:text-properties fo:color="#6aab73" loext:opacity="100%" style:font-name="JetBrains Mono" fo:font-size="10pt" fo:font-style="normal" fo:font-weight="normal" style:font-size-asian="10pt" style:font-style-asian="normal" style:font-weight-asian="normal"/>
    </style:style>
    <style:style style:name="T14"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15" style:family="text">
      <style:text-properties fo:color="#56a8f5" loext:opacity="100%" style:font-name="JetBrains Mono" fo:font-size="10pt" fo:font-style="normal" fo:font-weight="normal" style:font-size-asian="10pt" style:font-style-asian="normal" style:font-weight-asian="normal"/>
    </style:style>
    <style:style style:name="T16" style:family="text">
      <style:text-properties fo:color="#2aacb8" loext:opacity="100%" style:font-name="JetBrains Mono" fo:font-size="10pt" fo:font-style="normal" fo:font-weight="normal" style:font-size-asian="10pt" style:font-style-asian="normal" style:font-weight-asian="normal"/>
    </style:style>
    <style:style style:name="T17" style:family="text">
      <style:text-properties fo:color="#aa4926" loext:opacity="100%" style:font-name="JetBrains Mono" fo:font-size="10pt" fo:font-style="normal" fo:font-weight="normal" style:font-size-asian="10pt" style:font-style-asian="normal" style:font-weight-asian="normal"/>
    </style:style>
    <style:style style:name="T18" style:family="text">
      <style:text-properties officeooo:rsid="00291707"/>
    </style:style>
    <style:style style:name="T19" style:family="text">
      <style:text-properties fo:language="de" fo:country="DE"/>
    </style:style>
    <style:style style:name="T20" style:family="text">
      <style:text-properties fo:language="de" fo:country="DE" officeooo:rsid="00250e2d"/>
    </style:style>
    <style:style style:name="T21" style:family="text">
      <style:text-properties fo:language="de" fo:country="DE" fo:background-color="transparent" loext:char-shading-value="0"/>
    </style:style>
    <style:style style:name="T22" style:family="text">
      <style:text-properties fo:language="de" fo:country="DE" officeooo:rsid="002b325f" fo:background-color="transparent" loext:char-shading-value="0"/>
    </style:style>
    <style:style style:name="T23" style:family="text">
      <style:text-properties fo:language="de" fo:country="DE" officeooo:rsid="002e04bb" fo:background-color="transparent" loext:char-shading-value="0"/>
    </style:style>
    <style:style style:name="T24" style:family="text">
      <style:text-properties fo:language="de" fo:country="DE" officeooo:rsid="002faef4" fo:background-color="transparent" loext:char-shading-value="0"/>
    </style:style>
    <style:style style:name="T25" style:family="text">
      <style:text-properties fo:language="de" fo:country="DE" officeooo:rsid="0030c673" fo:background-color="transparent" loext:char-shading-value="0"/>
    </style:style>
    <style:style style:name="T26" style:family="text">
      <style:text-properties style:font-name="FreeMono"/>
    </style:style>
    <style:style style:name="T27" style:family="text">
      <style:text-properties style:font-name="FreeMono" fo:language="zxx" fo:country="none" style:language-asian="zxx" style:country-asian="none" style:language-complex="zxx" style:country-complex="none"/>
    </style:style>
    <style:style style:name="T28" style:family="text">
      <style:text-properties style:font-name="FreeMono" fo:language="zxx" fo:country="none" officeooo:rsid="0029a388" style:language-asian="zxx" style:country-asian="none" style:language-complex="zxx" style:country-complex="none"/>
    </style:style>
    <style:style style:name="T29" style:family="text">
      <style:text-properties style:font-name="FreeMono" fo:language="zxx" fo:country="none" officeooo:rsid="002781a8" style:language-asian="zxx" style:country-asian="none" style:language-complex="zxx" style:country-complex="none"/>
    </style:style>
    <style:style style:name="T30" style:family="text">
      <style:text-properties style:font-name="FreeMono" fo:language="zxx" fo:country="none" officeooo:rsid="002b325f" fo:background-color="transparent" loext:char-shading-value="0" style:language-asian="zxx" style:country-asian="none" style:language-complex="zxx" style:country-complex="none"/>
    </style:style>
    <style:style style:name="T31" style:family="text">
      <style:text-properties style:font-name="FreeMono" fo:language="de" fo:country="DE" officeooo:rsid="002b325f" fo:background-color="transparent" loext:char-shading-value="0"/>
    </style:style>
    <style:style style:name="T32" style:family="text">
      <style:text-properties officeooo:rsid="002b325f"/>
    </style:style>
    <style:style style:name="T33" style:family="text">
      <style:text-properties officeooo:rsid="002e04bb"/>
    </style:style>
    <style:style style:name="T34" style:family="text">
      <style:text-properties style:font-name="FreeMono" fo:language="en" fo:country="US" fo:background-color="transparent" loext:char-shading-value="0"/>
    </style:style>
    <style:style style:name="T35" style:family="text">
      <style:text-properties style:font-name="FreeMono" fo:language="en" fo:country="US" officeooo:rsid="002faef4" fo:background-color="transparent" loext:char-shading-value="0"/>
    </style:style>
    <style:style style:name="T36" style:family="text">
      <style:text-properties style:font-name="FreeMono" fo:language="en" fo:country="US" officeooo:rsid="0030c673" fo:background-color="transparent" loext:char-shading-value="0"/>
    </style:style>
    <style:style style:name="T37" style:family="text">
      <style:text-properties style:font-name="FreeMono" fo:language="zxx" fo:country="none" officeooo:rsid="002e04bb" style:language-asian="zxx" style:country-asian="none" style:language-complex="zxx" style:country-complex="none"/>
    </style:style>
    <style:style style:name="T38" style:family="text">
      <style:text-properties style:font-name="FreeMono" officeooo:rsid="002e04bb" fo:background-color="transparent" loext:char-shading-value="0"/>
    </style:style>
    <style:style style:name="T39" style:family="text">
      <style:text-properties style:font-name="FreeMono" fo:language="de" fo:country="DE" fo:background-color="transparent" loext:char-shading-value="0"/>
    </style:style>
    <style:style style:name="T40" style:family="text">
      <style:text-properties style:font-name="FreeMono" fo:language="de" fo:country="DE" officeooo:rsid="0030c673" fo:background-color="transparent" loext:char-shading-value="0"/>
    </style:style>
    <style:style style:name="T41" style:family="text">
      <style:text-properties fo:language="en" fo:country="US" officeooo:rsid="002faef4" fo:background-color="transparent" loext:char-shading-value="0"/>
    </style:style>
    <style:style style:name="T42" style:family="text">
      <style:text-properties fo:language="en" fo:country="US" officeooo:rsid="0030c673" fo:background-color="transparent" loext:char-shading-value="0"/>
    </style:style>
    <style:style style:name="T43" style:family="text">
      <style:text-properties fo:language="zxx" fo:country="none" officeooo:rsid="002e04bb" style:language-asian="zxx" style:country-asian="none" style:language-complex="zxx" style:country-complex="none"/>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text:span text:style-name="T19">Aufgabe </text:span><text:span text:style-name="T20">4</text:span>: <text:span text:style-name="T3">Nandu</text:span><text:reference-mark-end text:name="Aufgabe"/></text:p>
      <text:p text:style-name="P2"><text:span text:style-name="T3">Team</text:span>-ID: <text:span text:style-name="T3">00879</text:span></text:p>
      <text:p text:style-name="P2"><text:span text:style-name="T19">Bearbeiter/-in dieser Aufgabe</text:span>:<text:line-break/><text:span text:style-name="T3">Karl Zschiebsch</text:span></text:p>
      <text:p text:style-name="P2"><text:date style:data-style-name="N46" text:date-value="2023-11-12T12:06:25.145070729"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2</text:a></text:p>
        </text:index-body>
      </text:table-of-content>
      <text:h text:style-name="P11" text:outline-level="1" text:is-list-header="true"><text:bookmark-start text:name="__RefHeading___Toc2232_4178761632"/>Lösungsidee<text:bookmark-end text:name="__RefHeading___Toc2232_4178761632"/></text:h>
      <text:p text:style-name="P15">Um die Zustände der LEDs zu bestimmen, wird die Konstruktion als einen Stapel von Ebenen betrachtet, wobei das Licht von der obersten zur untersten Ebene durchgegeben wird. Dieser Stapel ist gerichtet, dh. Licht geht nur von oben nach unten durch, und nicht von unten nach oben.</text:p>
      <text:p text:style-name="P14">Das Licht wird von den Taschenlampen über die Bausteine zu der Ausgabe durchgegeben. Hierbei w<text:span text:style-name="T18">erden alle </text:span>Baustein<text:span text:style-name="T18">e</text:span> als Blöcke betrachtet, <text:span text:style-name="T33">die in der Ebene liegen</text:span>. Die Blöcke sind jeweils mit einem anderen Block verknüpft, <text:span text:style-name="T33">der in genau der selben Ebene liegt</text:span>. Die Taschenlampen <text:span text:style-name="T33">in der obersten Ebene</text:span> werden als Eingabe betrachtet, während die <text:span text:style-name="T33">LEDs in der letzten Ebene</text:span> als Ausgabe betrachtet w<text:span text:style-name="T33">erden.</text:span></text:p>
      <text:p text:style-name="P14">Es werden alle Permutationen berechnet, die alle möglichen Zustände für die Eingabereihe darstell<text:span text:style-name="T33">t</text:span>. Für jede Permutation wird die Eingabereihe <text:span text:style-name="T18">entsprechend der Permutation</text:span> gesetzt. Von der Eingabereihe ausgehend wird für jeden Block bestimmt, ob er Licht zur <text:span text:style-name="T33">weiter unten liegenden Ebene</text:span> weitergibt oder nicht. <text:span text:style-name="T18">Ob ein Block Licht weitergibt, hängt von einer Aktivierungsfunktion ab. Diese überprüft den eigenen Zustand bzw. den Zustand des verknüpften Blockes. </text:span><text:span text:style-name="T33">Diese Aktivierungsfunktion lässt sich eineindeutig aus den eingelesenen Zeichen herleiten.</text:span> Falls er Licht weitergibt, wird ein Wert für den Sensor des Blockes in der darunter liegenden Reihe entsprechend gesetzt. Dieses Vorgehen wird wiederholt, bis die letzte Ausgabereihe erreicht ist. Alle Zustände der Eingabe und Ausgabequellen <text:span text:style-name="T32">werden</text:span> ausgelesen <text:span text:style-name="T32">und ausgegeben</text:span>. Danach werden die Zustände des Feldes zurückgesetzt. Dieses Verfahren wird für alle <text:span text:style-name="T32">verbleibenden </text:span>Permutationen wiederholt.</text:p>
      <text:h text:style-name="P11" text:outline-level="1"><text:bookmark-start text:name="__RefHeading___Toc2234_4178761632"/>Umsetzung<text:bookmark-end text:name="__RefHeading___Toc2234_4178761632"/></text:h>
      <text:p text:style-name="P16">Die Utility-Klasse <text:span text:style-name="T26">Position</text:span> speichert schlichtweg die Koordinaten der Blöcke ab.</text:p>
      <text:p text:style-name="P17"><text:soft-page-break/><text:span text:style-name="T22">In </text:span><text:span text:style-name="T31">Environment</text:span><text:span text:style-name="T22"> wird die Konstruktion aus einer Datei eingelesen. </text:span><text:span text:style-name="T30">deactivate_all</text:span><text:span text:style-name="T22"> deaktiviert alle Blöcke. </text:span><text:span text:style-name="T30">reactivate_all</text:span><text:span text:style-name="T22"> hingegen gibt die Aktivierung von der Eingabereihe </text:span><text:span text:style-name="T23">über alle Ebenen zur Ausgabereihe durch. </text:span><text:span text:style-name="T38">get_state</text:span><text:span text:style-name="T23"> gibt den Wert der Eingabe- und Ausgabereihe aus.</text:span></text:p>
      <text:p text:style-name="P18"><text:span text:style-name="T21">Für die Aktivierungsfunktionen gibt es die folgende Tabelle:</text:span></text:p>
      <table:table table:name="Table1" table:style-name="Table1">
        <table:table-column table:style-name="Table1.A"/>
        <table:table-column table:style-name="Table1.B"/>
        <table:table-column table:style-name="Table1.C"/>
        <table:table-row>
          <table:table-cell table:style-name="Table1.A1" office:value-type="string">
            <text:p text:style-name="P12">Zeichen</text:p>
          </table:table-cell>
          <table:table-cell table:style-name="Table1.A1" office:value-type="string">
            <text:p text:style-name="P12">Funktionsname</text:p>
          </table:table-cell>
          <table:table-cell table:style-name="Table1.C1" office:value-type="string">
            <text:p text:style-name="P12">Erklärung</text:p>
          </table:table-cell>
        </table:table-row>
        <table:table-row>
          <table:table-cell table:style-name="Table1.A2" office:value-type="string">
            <text:p text:style-name="P12">W</text:p>
          </table:table-cell>
          <table:table-cell table:style-name="Table1.A2" office:value-type="string">
            <text:p text:style-name="P13">white_activation</text:p>
          </table:table-cell>
          <table:table-cell table:style-name="Table1.C2" office:value-type="string">
            <text:p text:style-name="P12">Aktiviert, wenn nicht die Sensoren des eigenen Blockes und des verbundenen Blockes aktiviert sind</text:p>
          </table:table-cell>
        </table:table-row>
        <table:table-row>
          <table:table-cell table:style-name="Table1.A2" office:value-type="string">
            <text:p text:style-name="P12">R</text:p>
          </table:table-cell>
          <table:table-cell table:style-name="Table1.A2" office:value-type="string">
            <text:p text:style-name="P13">red_major_activation</text:p>
          </table:table-cell>
          <table:table-cell table:style-name="Table1.C2" office:value-type="string">
            <text:p text:style-name="P12">Aktiviert, wenn der eigene Sensor nicht aktiviert ist.</text:p>
          </table:table-cell>
        </table:table-row>
        <table:table-row>
          <table:table-cell table:style-name="Table1.A2" office:value-type="string">
            <text:p text:style-name="P12">r</text:p>
          </table:table-cell>
          <table:table-cell table:style-name="Table1.A2" office:value-type="string">
            <text:p text:style-name="P13">red_minor_activation</text:p>
          </table:table-cell>
          <table:table-cell table:style-name="Table1.C2" office:value-type="string">
            <text:p text:style-name="P12">Aktiviert, wenn der Sensor des verbundenen Blockes nicht aktiviert ist. Ignoriert den eigenen Sensor, hat effektiv somit keinen Sensor.</text:p>
          </table:table-cell>
        </table:table-row>
        <table:table-row>
          <table:table-cell table:style-name="Table1.A2" office:value-type="string">
            <text:p text:style-name="P12">B</text:p>
          </table:table-cell>
          <table:table-cell table:style-name="Table1.A2" office:value-type="string">
            <text:p text:style-name="P13">blue_activation</text:p>
          </table:table-cell>
          <table:table-cell table:style-name="Table1.C2" office:value-type="string">
            <text:p text:style-name="P12">Aktiviert, wenn der eigene Sensor aktiviert ist</text:p>
          </table:table-cell>
        </table:table-row>
      </table:table>
      <text:p text:style-name="P18"><text:span text:style-name="T21"/></text:p>
      <text:p text:style-name="P19"><text:span text:style-name="T21">Die Klasse </text:span><text:span text:style-name="T39">Block</text:span><text:span text:style-name="T21"> stellt jeden Block/LED/Sensor dar. Diese Klasse bekommt als Attribute unter anderem </text:span><text:span text:style-name="T34">pos</text:span><text:span text:style-name="T21">, um die eigene Position in den Ebenen bestimmen zu können, sowie </text:span><text:span text:style-name="T34">con</text:span><text:span text:style-name="T21">, welches den verbundenen Block festlegt. Das Attribut </text:span><text:span text:style-name="T34">activated</text:span><text:span text:style-name="T21"> legt dabei fest, ob Licht auf den Sensor gefallen ist oder nicht. In dem Attribut </text:span><text:span text:style-name="T39">type</text:span><text:span text:style-name="T21"> wird abgespeichert, welches Zeichen diesen Block darstellt. Dies wird benötigt, um die Aktivierungsfunktion festzustellen (s. Tabelle oben). </text:span><text:span text:style-name="T24">Die Methode </text:span><text:span text:style-name="T35">activates</text:span><text:span text:style-name="T24"> bestimmt, ob der Block den darunter liegenden Block aktiviert oder nicht. Dafür wird die Aktivierungsfunktion bestimmt. Anmerkung: Eingabefelder, Ausgabefelder und leere Felder haben keine Funktion, wie man in der Tabelle erkennen kann. Diese werden vorher abgefragt, um dadurch verursachte Fehler zu vermeiden. Die Funktion </text:span><text:span text:style-name="T41">process_activation </text:span><text:span text:style-name="T24">gibt das Licht an der unteren Ebene weiter. Falls es ein Startfeld ist, wird Licht abhängig von der Permutation weitergegeben. Leere Felder geben hier niemals Licht weiter. Dieser Punkt geht nicht ganz klar aus der Aufgabenstellung heraus, es gibt kein Beispiel aus den Aufgaben, womit ich selber diese Annahme getroffen habe. Ist es nicht Leer, also zwingend weiß, blau oder rot, wird dann Licht weiter gegeben, wenn die Aktivierungsfunktion über </text:span><text:span text:style-name="T35">activates</text:span><text:span text:style-name="T24"> </text:span><text:span text:style-name="T35">true</text:span><text:span text:style-name="T24"> zurück gibt. Alle anderen Funktionen bestimmen den Typ des Blockes aus </text:span><text:span text:style-name="T35">type</text:span><text:span text:style-name="T24">.</text:span></text:p>
      <text:p text:style-name="P20"><text:span text:style-name="T21">Für d</text:span><text:span text:style-name="T25">ie Ausführung wird in einer Schleife über alle möglichen Permutationen der Zustände der LEDs drüber iteriert. Die Zustände werden dabei auf die Werte 0 (Aus) und 1 (An) reduziert. Vor jedem Iterationsdurchgang werden zunächst die Zustände der Blöcke mit der Funktion </text:span><text:span text:style-name="T36">deactivate</text:span><text:span text:style-name="T40">_all</text:span><text:span text:style-name="T25"> zurück gesetzt. Für jede Permutation wird der Wert der Eingabereihe entsprechend gesetzt. Dann wird das Licht von oben nach unten durch jede Ebene durchgegeben, und am Schluss werden alle Zustände der Eingabe- und Ausgabereihe ausgegeben.</text:span></text:p>
      <text:h text:style-name="P11" text:outline-level="1"><text:bookmark-start text:name="__RefHeading___Toc2236_4178761632"/><text:soft-page-break/>Beispiele<text:bookmark-end text:name="__RefHeading___Toc2236_4178761632"/></text:h>
      <text:p text:style-name="P8"><text:span text:style-name="T7">Dies sind die Lösungen zu den ersten drei Beispielen der Website. </text:span><text:span text:style-name="T28">na</text:span><text:span text:style-name="T29">ndu0.txt</text:span><text:span text:style-name="T8"> ist einfach nur das Beispiel aus dem Aufgabenblatt, Abbildung Links. </text:span><text:span text:style-name="T33">Da die letzten Tabellen relativ groß sind, sind diese in der Datei </text:span><text:span text:style-name="T37">task.log</text:span><text:span text:style-name="T43"> </text:span><text:span text:style-name="T33">ausgelagert.</text:span></text:p>
      <text:p text:style-name="P7"><text:span text:style-name="T6">nandu0.txt</text:span><text:span text:style-name="T26"><text:line-break/></text:span><text:span text:style-name="T5">Q1 <text:s text:c="2"/>Q2 <text:s text:c="2"/>| <text:s text:c="2"/>L1 <text:s text:c="2"/>L2</text:span><text:span text:style-name="T26"><text:line-break/></text:span><text:span text:style-name="T5">----------+-------------</text:span><text:span text:style-name="T26"><text:line-break/></text:span><text:span text:style-name="T6">0 <text:s text:c="3"/>0</text:span><text:span text:style-name="T5"> <text:s text:c="3"/>| <text:s text:c="2"/></text:span><text:span text:style-name="T6">0 <text:s text:c="3"/>0</text:span><text:span text:style-name="T26"><text:line-break/></text:span><text:span text:style-name="T6">1 <text:s text:c="3"/>0</text:span><text:span text:style-name="T5"> <text:s text:c="3"/>| <text:s text:c="2"/></text:span><text:span text:style-name="T6">0 <text:s text:c="3"/>0</text:span><text:span text:style-name="T26"><text:line-break/></text:span><text:span text:style-name="T6">1 <text:s text:c="3"/>1</text:span><text:span text:style-name="T5"> <text:s text:c="3"/>| <text:s text:c="2"/></text:span><text:span text:style-name="T6">1 <text:s text:c="3"/>1</text:span><text:span text:style-name="T26"><text:line-break/></text:span><text:span text:style-name="T6">0 <text:s text:c="3"/>1</text:span><text:span text:style-name="T5"> <text:s text:c="3"/>| <text:s text:c="2"/></text:span><text:span text:style-name="T6">0 <text:s text:c="3"/>0</text:span><text:span text:style-name="T26"><text:line-break/><text:line-break/></text:span><text:span text:style-name="T6">nandu1.txt</text:span><text:span text:style-name="T26"><text:line-break/></text:span><text:span text:style-name="T5">Q1 <text:s text:c="2"/>Q2 <text:s text:c="2"/>| <text:s text:c="2"/>L1 <text:s text:c="2"/>L2</text:span><text:span text:style-name="T26"><text:line-break/></text:span><text:span text:style-name="T5">----------+-------------</text:span><text:span text:style-name="T26"><text:line-break/></text:span><text:span text:style-name="T6">0 <text:s text:c="3"/>0</text:span><text:span text:style-name="T5"> <text:s text:c="3"/>| <text:s text:c="2"/></text:span><text:span text:style-name="T6">1 <text:s text:c="3"/>1</text:span><text:span text:style-name="T26"><text:line-break/></text:span><text:span text:style-name="T6">1 <text:s text:c="3"/>0</text:span><text:span text:style-name="T5"> <text:s text:c="3"/>| <text:s text:c="2"/></text:span><text:span text:style-name="T6">1 <text:s text:c="3"/>1</text:span><text:span text:style-name="T26"><text:line-break/></text:span><text:span text:style-name="T6">1 <text:s text:c="3"/>1</text:span><text:span text:style-name="T5"> <text:s text:c="3"/>| <text:s text:c="2"/></text:span><text:span text:style-name="T6">0 <text:s text:c="3"/>0</text:span><text:span text:style-name="T26"><text:line-break/></text:span><text:span text:style-name="T6">0 <text:s text:c="3"/>1</text:span><text:span text:style-name="T5"> <text:s text:c="3"/>| <text:s text:c="2"/></text:span><text:span text:style-name="T6">1 <text:s text:c="3"/>1</text:span><text:span text:style-name="T26"><text:line-break/><text:line-break/></text:span><text:span text:style-name="T6">nandu2.txt</text:span><text:span text:style-name="T26"><text:line-break/></text:span><text:span text:style-name="T5">Q1 <text:s text:c="2"/>Q2 <text:s text:c="2"/>| <text:s text:c="2"/>L1 <text:s text:c="2"/>L2</text:span><text:span text:style-name="T26"><text:line-break/></text:span><text:span text:style-name="T5">----------+-------------</text:span><text:span text:style-name="T26"><text:line-break/></text:span><text:span text:style-name="T6">0 <text:s text:c="3"/>0</text:span><text:span text:style-name="T5"> <text:s text:c="3"/>| <text:s text:c="2"/></text:span><text:span text:style-name="T6">0 <text:s text:c="3"/>1</text:span><text:span text:style-name="T26"><text:line-break/></text:span><text:span text:style-name="T6">0 <text:s text:c="3"/>1</text:span><text:span text:style-name="T5"> <text:s text:c="3"/>| <text:s text:c="2"/></text:span><text:span text:style-name="T6">0 <text:s text:c="3"/>1</text:span><text:span text:style-name="T26"><text:line-break/></text:span><text:span text:style-name="T6">1 <text:s text:c="3"/>0</text:span><text:span text:style-name="T5"> <text:s text:c="3"/>| <text:s text:c="2"/></text:span><text:span text:style-name="T6">0 <text:s text:c="3"/>1</text:span><text:span text:style-name="T26"><text:line-break/></text:span><text:span text:style-name="T6">1 <text:s text:c="3"/>1</text:span><text:span text:style-name="T5"> <text:s text:c="3"/>| <text:s text:c="2"/></text:span><text:span text:style-name="T6">1 <text:s text:c="3"/>0</text:span><text:span text:style-name="T26"><text:line-break/><text:line-break/></text:span><text:span text:style-name="T6">nandu3.txt</text:span><text:span text:style-name="T26"><text:line-break/></text:span><text:span text:style-name="T5">Q1 <text:s text:c="2"/>Q2 <text:s text:c="2"/>Q3 <text:s text:c="2"/>| <text:s text:c="2"/>L1 <text:s text:c="2"/>L2 <text:s text:c="2"/>L3 <text:s text:c="2"/>L4</text:span><text:span text:style-name="T26"><text:line-break/></text:span><text:span text:style-name="T5">---------------+-----------------------</text:span><text:span text:style-name="T26"><text:line-break/></text:span><text:span text:style-name="T6">0 <text:s text:c="3"/>0 <text:s text:c="3"/>0</text:span><text:span text:style-name="T5"> <text:s text:c="3"/>| <text:s text:c="2"/></text:span><text:span text:style-name="T6">1 <text:s text:c="3"/>0 <text:s text:c="3"/>0 <text:s text:c="3"/>1</text:span><text:span text:style-name="T26"><text:line-break/></text:span><text:span text:style-name="T6">0 <text:s text:c="3"/>0 <text:s text:c="3"/>1</text:span><text:span text:style-name="T5"> <text:s text:c="3"/>| <text:s text:c="2"/></text:span><text:span text:style-name="T6">1 <text:s text:c="3"/>0 <text:s text:c="3"/>0 <text:s text:c="3"/>0</text:span><text:span text:style-name="T26"><text:line-break/></text:span><text:span text:style-name="T6">0 <text:s text:c="3"/>1 <text:s text:c="3"/>0</text:span><text:span text:style-name="T5"> <text:s text:c="3"/>| <text:s text:c="2"/></text:span><text:span text:style-name="T6">1 <text:s text:c="3"/>0 <text:s text:c="3"/>1 <text:s text:c="3"/>1</text:span><text:span text:style-name="T26"><text:line-break/></text:span><text:span text:style-name="T6">0 <text:s text:c="3"/>1 <text:s text:c="3"/>1</text:span><text:span text:style-name="T5"> <text:s text:c="3"/>| <text:s text:c="2"/></text:span><text:span text:style-name="T6">1 <text:s text:c="3"/>0 <text:s text:c="3"/>1 <text:s text:c="3"/>0</text:span><text:span text:style-name="T26"><text:line-break/></text:span><text:span text:style-name="T6">1 <text:s text:c="3"/>0 <text:s text:c="3"/>0</text:span><text:span text:style-name="T5"> <text:s text:c="3"/>| <text:s text:c="2"/></text:span><text:span text:style-name="T6">0 <text:s text:c="3"/>1 <text:s text:c="3"/>0 <text:s text:c="3"/>1</text:span><text:span text:style-name="T26"><text:line-break/></text:span><text:span text:style-name="T6">1 <text:s text:c="3"/>0 <text:s text:c="3"/>1</text:span><text:span text:style-name="T5"> <text:s text:c="3"/>| <text:s text:c="2"/></text:span><text:span text:style-name="T6">0 <text:s text:c="3"/>1 <text:s text:c="3"/>0 <text:s text:c="3"/>0</text:span><text:span text:style-name="T26"><text:line-break/></text:span><text:span text:style-name="T6">1 <text:s text:c="3"/>1 <text:s text:c="3"/>0</text:span><text:span text:style-name="T5"> <text:s text:c="3"/>| <text:s text:c="2"/></text:span><text:span text:style-name="T6">0 <text:s text:c="3"/>1 <text:s text:c="3"/>1 <text:s text:c="3"/>1</text:span><text:span text:style-name="T26"><text:line-break/></text:span><text:span text:style-name="T6">1 <text:s text:c="3"/>1 <text:s text:c="3"/>1</text:span><text:span text:style-name="T5"> <text:s text:c="3"/>| <text:s text:c="2"/></text:span><text:span text:style-name="T6">0 <text:s text:c="3"/>1 <text:s text:c="3"/>1 <text:s text:c="3"/>0</text:span><text:line-break/></text:p>
      <text:p text:style-name="P6"/>
      <text:p text:style-name="P5"/>
      <text:h text:style-name="P11" text:outline-level="1"><text:bookmark-start text:name="__RefHeading___Toc2238_4178761632"/>Quellcode<text:bookmark-end text:name="__RefHeading___Toc2238_4178761632"/></text:h>
      <text:p text:style-name="P9">Dies ist der Quellcode, geschrieben in Python. Es wird <text:span text:style-name="T27">itertools</text:span> importiert, um alle Permutationen der Zustände der Taschenlampen zu berechnen.</text:p>
      <text:p text:style-name="P10"><text:span text:style-name="T9">import </text:span><text:span text:style-name="T4">itertools</text:span><text:line-break/><text:line-break/><text:line-break/><text:span text:style-name="T9">class </text:span><text:span text:style-name="T4">Position:</text:span><text:line-break/><text:span text:style-name="T4"> <text:s text:c="3"/></text:span><text:span text:style-name="T9">def </text:span><text:span text:style-name="T10">__init__</text:span><text:span text:style-name="T4">(</text:span><text:span text:style-name="T11">self</text:span><text:span text:style-name="T4">, x: </text:span><text:span text:style-name="T12">int</text:span><text:span text:style-name="T4">, y: </text:span><text:span text:style-name="T12">int</text:span><text:span text:style-name="T4">):</text:span><text:line-break/><text:span text:style-name="T4"> <text:s text:c="7"/></text:span><text:span text:style-name="T11">self</text:span><text:span text:style-name="T4">.x = x</text:span><text:line-break/><text:span text:style-name="T4"> <text:s text:c="7"/></text:span><text:span text:style-name="T11">self</text:span><text:span text:style-name="T4">.y = y</text:span><text:line-break/><text:line-break/><text:span text:style-name="T4"> <text:s text:c="3"/></text:span><text:span text:style-name="T9">def </text:span><text:span text:style-name="T10">__add__</text:span><text:span text:style-name="T4">(</text:span><text:span text:style-name="T11">self</text:span><text:span text:style-name="T4">, other) -&gt; </text:span><text:span text:style-name="T13">'</text:span><text:span text:style-name="T14">Position</text:span><text:span text:style-name="T13">'</text:span><text:span text:style-name="T4">:</text:span><text:line-break/><text:soft-page-break/><text:span text:style-name="T4"> <text:s text:c="7"/></text:span><text:span text:style-name="T9">return </text:span><text:span text:style-name="T4">Position(</text:span><text:span text:style-name="T11">self</text:span><text:span text:style-name="T4">.x + other.x, </text:span><text:span text:style-name="T11">self</text:span><text:span text:style-name="T4">.y + other.y)</text:span><text:line-break/><text:line-break/><text:line-break/><text:span text:style-name="T9">class </text:span><text:span text:style-name="T4">Environment:</text:span><text:line-break/><text:span text:style-name="T4"> <text:s text:c="3"/></text:span><text:span text:style-name="T9">def </text:span><text:span text:style-name="T10">__init__</text:span><text:span text:style-name="T4">(</text:span><text:span text:style-name="T11">self</text:span><text:span text:style-name="T4">, path: </text:span><text:span text:style-name="T12">str</text:span><text:span text:style-name="T4">):</text:span><text:line-break/><text:span text:style-name="T4"> <text:s text:c="7"/></text:span><text:span text:style-name="T11">self</text:span><text:span text:style-name="T4">.fields: </text:span><text:span text:style-name="T12">list</text:span><text:span text:style-name="T4">[</text:span><text:span text:style-name="T12">list</text:span><text:span text:style-name="T4">[</text:span><text:span text:style-name="T13">'</text:span><text:span text:style-name="T14">Block</text:span><text:span text:style-name="T13">'</text:span><text:span text:style-name="T4">]] = []</text:span><text:line-break/><text:span text:style-name="T4"> <text:s text:c="7"/></text:span><text:span text:style-name="T11">self</text:span><text:span text:style-name="T4">.sources = []</text:span><text:line-break/><text:span text:style-name="T4"> <text:s text:c="7"/></text:span><text:span text:style-name="T11">self</text:span><text:span text:style-name="T4">.results = []</text:span><text:line-break/><text:span text:style-name="T4"> <text:s text:c="7"/></text:span><text:span text:style-name="T9">with </text:span><text:span text:style-name="T12">open</text:span><text:span text:style-name="T4">(path, </text:span><text:span text:style-name="T13">'r'</text:span><text:span text:style-name="T4">) </text:span><text:span text:style-name="T9">as </text:span><text:span text:style-name="T4">reader:</text:span><text:line-break/><text:span text:style-name="T4"> <text:s text:c="11"/></text:span><text:span text:style-name="T11">self</text:span><text:span text:style-name="T4">.n, </text:span><text:span text:style-name="T11">self</text:span><text:span text:style-name="T4">.m = [</text:span><text:span text:style-name="T12">int</text:span><text:span text:style-name="T4">(v) </text:span><text:span text:style-name="T9">for </text:span><text:span text:style-name="T4">v </text:span><text:span text:style-name="T9">in </text:span><text:span text:style-name="T4">reader.readline().replace(</text:span><text:span text:style-name="T13">'</text:span><text:span text:style-name="T9">\n</text:span><text:span text:style-name="T13">'</text:span><text:span text:style-name="T4">, </text:span><text:span text:style-name="T13">''</text:span><text:span text:style-name="T4">).split(</text:span><text:span text:style-name="T13">' '</text:span><text:span text:style-name="T4">)]</text:span><text:line-break/><text:span text:style-name="T4"> <text:s text:c="11"/></text:span><text:span text:style-name="T9">for </text:span><text:span text:style-name="T4">y </text:span><text:span text:style-name="T9">in </text:span><text:span text:style-name="T12">range</text:span><text:span text:style-name="T4">(</text:span><text:span text:style-name="T11">self</text:span><text:span text:style-name="T4">.m):</text:span><text:line-break/><text:span text:style-name="T4"> <text:s text:c="15"/></text:span><text:span text:style-name="T11">self</text:span><text:span text:style-name="T4">.fields.append([])</text:span><text:line-break/><text:span text:style-name="T4"> <text:s text:c="15"/>types = reader.readline().replace(</text:span><text:span text:style-name="T13">'</text:span><text:span text:style-name="T9">\n</text:span><text:span text:style-name="T13">'</text:span><text:span text:style-name="T4">, </text:span><text:span text:style-name="T13">''</text:span><text:span text:style-name="T4">).replace(</text:span><text:span text:style-name="T13">' <text:s/>'</text:span><text:span text:style-name="T4">, </text:span><text:span text:style-name="T13">' '</text:span><text:span text:style-name="T4">).split(</text:span><text:span text:style-name="T13">' '</text:span><text:span text:style-name="T4">)</text:span><text:line-break/><text:span text:style-name="T4"> <text:s text:c="15"/>last = </text:span><text:span text:style-name="T9">None</text:span><text:line-break/><text:span text:style-name="T9"> <text:s text:c="15"/>for </text:span><text:span text:style-name="T4">x </text:span><text:span text:style-name="T9">in </text:span><text:span text:style-name="T12">range</text:span><text:span text:style-name="T4">(</text:span><text:span text:style-name="T11">self</text:span><text:span text:style-name="T4">.n):</text:span><text:line-break/><text:span text:style-name="T4"> <text:s text:c="19"/>block = Block(</text:span><text:span text:style-name="T11">self</text:span><text:span text:style-name="T4">, Position(x, y), types[x].strip())</text:span><text:line-break/><text:span text:style-name="T4"> <text:s text:c="19"/></text:span><text:span text:style-name="T9">if </text:span><text:span text:style-name="T4">block.requires_connection():</text:span><text:line-break/><text:span text:style-name="T4"> <text:s text:c="23"/></text:span><text:span text:style-name="T9">if </text:span><text:span text:style-name="T4">last </text:span><text:span text:style-name="T9">is None</text:span><text:span text:style-name="T4">:</text:span><text:line-break/><text:span text:style-name="T4"> <text:s text:c="27"/>last = block</text:span><text:line-break/><text:span text:style-name="T4"> <text:s text:c="23"/></text:span><text:span text:style-name="T9">else</text:span><text:span text:style-name="T4">:</text:span><text:line-break/><text:span text:style-name="T4"> <text:s text:c="27"/>block.con = last</text:span><text:line-break/><text:span text:style-name="T4"> <text:s text:c="27"/>last.con = block</text:span><text:line-break/><text:span text:style-name="T4"> <text:s text:c="27"/>last = </text:span><text:span text:style-name="T9">None</text:span><text:line-break/><text:span text:style-name="T9"> <text:s text:c="19"/>elif </text:span><text:span text:style-name="T4">block.is_source():</text:span><text:line-break/><text:span text:style-name="T4"> <text:s text:c="23"/></text:span><text:span text:style-name="T11">self</text:span><text:span text:style-name="T4">.sources.append(block)</text:span><text:line-break/><text:span text:style-name="T4"> <text:s text:c="19"/></text:span><text:span text:style-name="T9">elif </text:span><text:span text:style-name="T4">block.is_result():</text:span><text:line-break/><text:span text:style-name="T4"> <text:s text:c="23"/></text:span><text:span text:style-name="T11">self</text:span><text:span text:style-name="T4">.results.append(block)</text:span><text:line-break/><text:span text:style-name="T4"> <text:s text:c="19"/></text:span><text:span text:style-name="T11">self</text:span><text:span text:style-name="T4">.fields[y].append(block)</text:span><text:line-break/><text:line-break/><text:span text:style-name="T4"> <text:s text:c="3"/></text:span><text:span text:style-name="T9">def </text:span><text:span text:style-name="T15">deactivate_all</text:span><text:span text:style-name="T4">(</text:span><text:span text:style-name="T11">self</text:span><text:span text:style-name="T4">) -&gt; </text:span><text:span text:style-name="T9">None</text:span><text:span text:style-name="T4">:</text:span><text:line-break/><text:span text:style-name="T4"> <text:s text:c="7"/></text:span><text:span text:style-name="T9">for </text:span><text:span text:style-name="T4">array </text:span><text:span text:style-name="T9">in </text:span><text:span text:style-name="T11">self</text:span><text:span text:style-name="T4">.fields[</text:span><text:span text:style-name="T16">1</text:span><text:span text:style-name="T4">:]:</text:span><text:line-break/><text:span text:style-name="T4"> <text:s text:c="11"/></text:span><text:span text:style-name="T9">for </text:span><text:span text:style-name="T4">field </text:span><text:span text:style-name="T9">in </text:span><text:span text:style-name="T4">array:</text:span><text:line-break/><text:span text:style-name="T4"> <text:s text:c="15"/>field.activated = </text:span><text:span text:style-name="T9">False</text:span><text:line-break/><text:line-break/><text:span text:style-name="T9"> <text:s text:c="3"/>def </text:span><text:span text:style-name="T15">reactivate_all</text:span><text:span text:style-name="T4">(</text:span><text:span text:style-name="T11">self</text:span><text:span text:style-name="T4">) -&gt; </text:span><text:span text:style-name="T9">None</text:span><text:span text:style-name="T4">:</text:span><text:line-break/><text:span text:style-name="T4"> <text:s text:c="7"/></text:span><text:span text:style-name="T9">for </text:span><text:span text:style-name="T4">array </text:span><text:span text:style-name="T9">in </text:span><text:span text:style-name="T11">self</text:span><text:span text:style-name="T4">.fields[:-</text:span><text:span text:style-name="T16">1</text:span><text:span text:style-name="T4">]:</text:span><text:line-break/><text:span text:style-name="T4"> <text:s text:c="11"/></text:span><text:span text:style-name="T9">for </text:span><text:span text:style-name="T4">field </text:span><text:span text:style-name="T9">in </text:span><text:span text:style-name="T4">array:</text:span><text:line-break/><text:span text:style-name="T4"> <text:s text:c="15"/>field.process_activation()</text:span><text:line-break/><text:line-break/><text:span text:style-name="T4"> <text:s text:c="3"/></text:span><text:span text:style-name="T9">def </text:span><text:span text:style-name="T15">get_state</text:span><text:span text:style-name="T4">(</text:span><text:span text:style-name="T11">self</text:span><text:span text:style-name="T4">) -&gt; </text:span><text:span text:style-name="T12">str</text:span><text:span text:style-name="T4">:</text:span><text:line-break/><text:span text:style-name="T4"> <text:s text:c="7"/>build = </text:span><text:span text:style-name="T13">""</text:span><text:line-break/><text:span text:style-name="T13"> <text:s text:c="7"/></text:span><text:span text:style-name="T9">for </text:span><text:span text:style-name="T4">source </text:span><text:span text:style-name="T9">in </text:span><text:span text:style-name="T11">self</text:span><text:span text:style-name="T4">.sources:</text:span><text:line-break/><text:span text:style-name="T4"> <text:s text:c="11"/>build += </text:span><text:span text:style-name="T13">f'</text:span><text:span text:style-name="T9">{</text:span><text:span text:style-name="T4">source.activated</text:span><text:span text:style-name="T9">:</text:span><text:span text:style-name="T13">&lt;5</text:span><text:span text:style-name="T9">}</text:span><text:span text:style-name="T13">'</text:span><text:line-break/><text:span text:style-name="T13"> <text:s text:c="7"/></text:span><text:span text:style-name="T4">build += </text:span><text:span text:style-name="T13">'| <text:s text:c="2"/>'</text:span><text:line-break/><text:span text:style-name="T13"> <text:s text:c="7"/></text:span><text:span text:style-name="T9">for </text:span><text:span text:style-name="T4">result </text:span><text:span text:style-name="T9">in </text:span><text:span text:style-name="T11">self</text:span><text:span text:style-name="T4">.results:</text:span><text:line-break/><text:span text:style-name="T4"> <text:s text:c="11"/>build += </text:span><text:span text:style-name="T13">f'</text:span><text:span text:style-name="T9">{</text:span><text:span text:style-name="T4">result.activated</text:span><text:span text:style-name="T9">:</text:span><text:span text:style-name="T13">&lt;5</text:span><text:span text:style-name="T9">}</text:span><text:span text:style-name="T13">'</text:span><text:line-break/><text:span text:style-name="T13"> <text:s text:c="7"/></text:span><text:span text:style-name="T9">return </text:span><text:span text:style-name="T4">build</text:span><text:line-break/><text:line-break/><text:line-break/><text:span text:style-name="T9">def </text:span><text:span text:style-name="T15">white_activation</text:span><text:span text:style-name="T4">(white: </text:span><text:span text:style-name="T13">'</text:span><text:span text:style-name="T14">Block</text:span><text:span text:style-name="T13">'</text:span><text:span text:style-name="T4">) -&gt; </text:span><text:span text:style-name="T12">bool</text:span><text:span text:style-name="T4">:</text:span><text:line-break/><text:span text:style-name="T4"> <text:s text:c="3"/></text:span><text:span text:style-name="T9">return not </text:span><text:span text:style-name="T4">(white.is_activated() </text:span><text:span text:style-name="T9">and </text:span><text:span text:style-name="T4">white.con.is_activated())</text:span><text:line-break/><text:line-break/><text:line-break/><text:span text:style-name="T9">def </text:span><text:span text:style-name="T15">red_major_activation</text:span><text:span text:style-name="T4">(red_major: </text:span><text:span text:style-name="T13">'</text:span><text:span text:style-name="T14">Block</text:span><text:span text:style-name="T13">'</text:span><text:span text:style-name="T4">) -&gt; </text:span><text:span text:style-name="T12">bool</text:span><text:span text:style-name="T4">:</text:span><text:line-break/><text:span text:style-name="T4"> <text:s text:c="3"/></text:span><text:span text:style-name="T9">return not </text:span><text:span text:style-name="T4">red_major.is_activated()</text:span><text:line-break/><text:soft-page-break/><text:line-break/><text:line-break/><text:span text:style-name="T9">def </text:span><text:span text:style-name="T15">red_minor_activation</text:span><text:span text:style-name="T4">(red_minor: </text:span><text:span text:style-name="T13">'</text:span><text:span text:style-name="T14">Block</text:span><text:span text:style-name="T13">'</text:span><text:span text:style-name="T4">) -&gt; </text:span><text:span text:style-name="T12">bool</text:span><text:span text:style-name="T4">:</text:span><text:line-break/><text:span text:style-name="T4"> <text:s text:c="3"/></text:span><text:span text:style-name="T9">return not </text:span><text:span text:style-name="T4">red_minor.con.is_activated()</text:span><text:line-break/><text:line-break/><text:line-break/><text:span text:style-name="T9">def </text:span><text:span text:style-name="T15">blue_activation</text:span><text:span text:style-name="T4">(blue: </text:span><text:span text:style-name="T13">'</text:span><text:span text:style-name="T14">Block</text:span><text:span text:style-name="T13">'</text:span><text:span text:style-name="T4">) -&gt; </text:span><text:span text:style-name="T12">bool</text:span><text:span text:style-name="T4">:</text:span><text:line-break/><text:span text:style-name="T4"> <text:s text:c="3"/></text:span><text:span text:style-name="T9">return </text:span><text:span text:style-name="T4">blue.is_activated()</text:span><text:line-break/><text:line-break/><text:line-break/><text:span text:style-name="T9">class </text:span><text:span text:style-name="T4">Block:</text:span><text:line-break/><text:span text:style-name="T4"> <text:s text:c="3"/>activation_map = {</text:span><text:line-break/><text:span text:style-name="T4"> <text:s text:c="7"/></text:span><text:span text:style-name="T13">'W'</text:span><text:span text:style-name="T4">: white_activation,</text:span><text:line-break/><text:span text:style-name="T4"> <text:s text:c="7"/></text:span><text:span text:style-name="T13">'R'</text:span><text:span text:style-name="T4">: red_major_activation,</text:span><text:line-break/><text:span text:style-name="T4"> <text:s text:c="7"/></text:span><text:span text:style-name="T13">'r'</text:span><text:span text:style-name="T4">: red_minor_activation,</text:span><text:line-break/><text:span text:style-name="T4"> <text:s text:c="7"/></text:span><text:span text:style-name="T13">'B'</text:span><text:span text:style-name="T4">: blue_activation</text:span><text:line-break/><text:span text:style-name="T4"> <text:s text:c="3"/>}</text:span><text:line-break/><text:line-break/><text:span text:style-name="T4"> <text:s text:c="3"/></text:span><text:span text:style-name="T9">def </text:span><text:span text:style-name="T10">__init__</text:span><text:span text:style-name="T4">(</text:span><text:span text:style-name="T11">self</text:span><text:span text:style-name="T4">, env: Environment, pos: Position, t: </text:span><text:span text:style-name="T12">str</text:span><text:span text:style-name="T4">, con: </text:span><text:span text:style-name="T13">'</text:span><text:span text:style-name="T14">Block</text:span><text:span text:style-name="T13">' </text:span><text:span text:style-name="T4">= </text:span><text:span text:style-name="T9">None</text:span><text:span text:style-name="T4">):</text:span><text:line-break/><text:span text:style-name="T4"> <text:s text:c="7"/></text:span><text:span text:style-name="T11">self</text:span><text:span text:style-name="T4">.env = env</text:span><text:line-break/><text:span text:style-name="T4"> <text:s text:c="7"/></text:span><text:span text:style-name="T11">self</text:span><text:span text:style-name="T4">.pos = pos</text:span><text:line-break/><text:span text:style-name="T4"> <text:s text:c="7"/></text:span><text:span text:style-name="T11">self</text:span><text:span text:style-name="T4">.con = con</text:span><text:line-break/><text:span text:style-name="T4"> <text:s text:c="7"/></text:span><text:span text:style-name="T11">self</text:span><text:span text:style-name="T4">.type = t</text:span><text:line-break/><text:span text:style-name="T4"> <text:s text:c="7"/></text:span><text:span text:style-name="T11">self</text:span><text:span text:style-name="T4">.activated = </text:span><text:span text:style-name="T9">False</text:span><text:line-break/><text:line-break/><text:span text:style-name="T9"> <text:s text:c="3"/>def </text:span><text:span text:style-name="T15">is_activated</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activated</text:span><text:line-break/><text:line-break/><text:span text:style-name="T4"> <text:s text:c="3"/></text:span><text:span text:style-name="T9">def </text:span><text:span text:style-name="T15">activates</text:span><text:span text:style-name="T4">(</text:span><text:span text:style-name="T11">self</text:span><text:span text:style-name="T4">) -&gt; </text:span><text:span text:style-name="T12">bool</text:span><text:span text:style-name="T4">:</text:span><text:line-break/><text:span text:style-name="T4"> <text:s text:c="7"/>func = Block.activation_map.get(</text:span><text:span text:style-name="T11">self</text:span><text:span text:style-name="T4">.type)</text:span><text:line-break/><text:span text:style-name="T4"> <text:s text:c="7"/></text:span><text:span text:style-name="T9">if </text:span><text:span text:style-name="T4">func </text:span><text:span text:style-name="T9">is None</text:span><text:span text:style-name="T4">:</text:span><text:line-break/><text:span text:style-name="T4"> <text:s text:c="11"/></text:span><text:span text:style-name="T9">raise </text:span><text:span text:style-name="T12">ValueError</text:span><text:span text:style-name="T4">(</text:span><text:span text:style-name="T13">f'Type : </text:span><text:span text:style-name="T9">{</text:span><text:span text:style-name="T11">self</text:span><text:span text:style-name="T4">.type</text:span><text:span text:style-name="T9">}</text:span><text:span text:style-name="T13"> ? </text:span><text:span text:style-name="T9">{</text:span><text:span text:style-name="T11">self</text:span><text:span text:style-name="T4">.is_source()</text:span><text:span text:style-name="T9">}</text:span><text:span text:style-name="T13">'</text:span><text:span text:style-name="T4">)</text:span><text:line-break/><text:span text:style-name="T4"> <text:s text:c="7"/></text:span><text:span text:style-name="T9">return </text:span><text:span text:style-name="T4">func(</text:span><text:span text:style-name="T11">self</text:span><text:span text:style-name="T4">)</text:span><text:line-break/><text:line-break/><text:span text:style-name="T4"> <text:s text:c="3"/></text:span><text:span text:style-name="T9">def </text:span><text:span text:style-name="T15">process_activation</text:span><text:span text:style-name="T4">(</text:span><text:span text:style-name="T11">self</text:span><text:span text:style-name="T4">):</text:span><text:line-break/><text:span text:style-name="T4"> <text:s text:c="7"/></text:span><text:span text:style-name="T9">if </text:span><text:span text:style-name="T11">self</text:span><text:span text:style-name="T4">.is_empty():</text:span><text:line-break/><text:span text:style-name="T4"> <text:s text:c="11"/></text:span><text:span text:style-name="T9">return</text:span><text:line-break/><text:span text:style-name="T9"> <text:s text:c="7"/></text:span><text:span text:style-name="T4">block = </text:span><text:span text:style-name="T11">self</text:span><text:span text:style-name="T4">.env.fields[</text:span><text:span text:style-name="T11">self</text:span><text:span text:style-name="T4">.pos.y + </text:span><text:span text:style-name="T16">1</text:span><text:span text:style-name="T4">][</text:span><text:span text:style-name="T11">self</text:span><text:span text:style-name="T4">.pos.x]</text:span><text:line-break/><text:span text:style-name="T4"> <text:s text:c="7"/></text:span><text:span text:style-name="T9">if </text:span><text:span text:style-name="T11">self</text:span><text:span text:style-name="T4">.is_source():</text:span><text:line-break/><text:span text:style-name="T4"> <text:s text:c="11"/>block.activated = </text:span><text:span text:style-name="T11">self</text:span><text:span text:style-name="T4">.activated</text:span><text:line-break/><text:span text:style-name="T4"> <text:s text:c="7"/></text:span><text:span text:style-name="T9">elif </text:span><text:span text:style-name="T11">self</text:span><text:span text:style-name="T4">.requires_connection():</text:span><text:line-break/><text:span text:style-name="T4"> <text:s text:c="11"/></text:span><text:span text:style-name="T9">if </text:span><text:span text:style-name="T11">self</text:span><text:span text:style-name="T4">.activates():</text:span><text:line-break/><text:span text:style-name="T4"> <text:s text:c="15"/>block.activated = </text:span><text:span text:style-name="T9">True</text:span><text:line-break/><text:span text:style-name="T9"> <text:s text:c="7"/>else</text:span><text:span text:style-name="T4">:</text:span><text:line-break/><text:span text:style-name="T4"> <text:s text:c="11"/></text:span><text:span text:style-name="T9">raise </text:span><text:span text:style-name="T12">ValueError</text:span><text:span text:style-name="T4">(</text:span><text:span text:style-name="T11">self</text:span><text:span text:style-name="T4">.type)</text:span><text:line-break/><text:line-break/><text:span text:style-name="T4"> <text:s text:c="3"/></text:span><text:span text:style-name="T9">def </text:span><text:span text:style-name="T15">requires_connection</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is_white() </text:span><text:span text:style-name="T9">or </text:span><text:span text:style-name="T11">self</text:span><text:span text:style-name="T4">.is_blue() </text:span><text:span text:style-name="T9">or </text:span><text:span text:style-name="T11">self</text:span><text:span text:style-name="T4">.is_red()</text:span><text:line-break/><text:line-break/><text:span text:style-name="T4"> <text:s text:c="3"/></text:span><text:span text:style-name="T9">def </text:span><text:span text:style-name="T15">is_source</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text:span><text:span text:style-name="T16">0</text:span><text:span text:style-name="T4">] == </text:span><text:span text:style-name="T13">'Q'</text:span><text:line-break/><text:line-break/><text:span text:style-name="T13"> <text:s text:c="3"/></text:span><text:span text:style-name="T9">def </text:span><text:span text:style-name="T15">is_result</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text:span><text:span text:style-name="T16">0</text:span><text:span text:style-name="T4">] == </text:span><text:span text:style-name="T13">'L'</text:span><text:line-break/><text:line-break/><text:soft-page-break/><text:span text:style-name="T13"> <text:s text:c="3"/></text:span><text:span text:style-name="T9">def </text:span><text:span text:style-name="T15">is_white</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text:span><text:span text:style-name="T16">0</text:span><text:span text:style-name="T4">] == </text:span><text:span text:style-name="T13">'W'</text:span><text:line-break/><text:line-break/><text:span text:style-name="T13"> <text:s text:c="3"/></text:span><text:span text:style-name="T9">def </text:span><text:span text:style-name="T15">is_blue</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text:span><text:span text:style-name="T16">0</text:span><text:span text:style-name="T4">] == </text:span><text:span text:style-name="T13">'B'</text:span><text:line-break/><text:line-break/><text:span text:style-name="T13"> <text:s text:c="3"/></text:span><text:span text:style-name="T9">def </text:span><text:span text:style-name="T15">is_red</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capitalize()[</text:span><text:span text:style-name="T16">0</text:span><text:span text:style-name="T4">] == </text:span><text:span text:style-name="T13">'R'</text:span><text:line-break/><text:line-break/><text:span text:style-name="T13"> <text:s text:c="3"/></text:span><text:span text:style-name="T9">def </text:span><text:span text:style-name="T15">is_empty</text:span><text:span text:style-name="T4">(</text:span><text:span text:style-name="T11">self</text:span><text:span text:style-name="T4">) -&gt; </text:span><text:span text:style-name="T12">bool</text:span><text:span text:style-name="T4">:</text:span><text:line-break/><text:span text:style-name="T4"> <text:s text:c="7"/></text:span><text:span text:style-name="T9">return </text:span><text:span text:style-name="T11">self</text:span><text:span text:style-name="T4">.type[</text:span><text:span text:style-name="T16">0</text:span><text:span text:style-name="T4">] == </text:span><text:span text:style-name="T13">'X'</text:span><text:line-break/><text:line-break/><text:span text:style-name="T9">for </text:span><text:span text:style-name="T4">i </text:span><text:span text:style-name="T9">in </text:span><text:span text:style-name="T4">itertools.product(</text:span><text:span text:style-name="T12">range</text:span><text:span text:style-name="T4">(</text:span><text:span text:style-name="T16">2</text:span><text:span text:style-name="T4">), </text:span><text:span text:style-name="T17">repeat</text:span><text:span text:style-name="T4">=</text:span><text:span text:style-name="T12">len</text:span><text:span text:style-name="T4">(environment.sources)):</text:span><text:line-break/><text:span text:style-name="T4"> <text:s text:c="3"/>environment.deactivate_all()</text:span><text:line-break/><text:span text:style-name="T4"> <text:s text:c="3"/></text:span><text:span text:style-name="T9">for </text:span><text:span text:style-name="T4">j </text:span><text:span text:style-name="T9">in </text:span><text:span text:style-name="T12">range</text:span><text:span text:style-name="T4">(</text:span><text:span text:style-name="T12">len</text:span><text:span text:style-name="T4">(environment.sources)):</text:span><text:line-break/><text:span text:style-name="T4"> <text:s text:c="7"/>environment.sources[j].activated = i[j] == </text:span><text:span text:style-name="T16">1</text:span><text:line-break/><text:span text:style-name="T16"> <text:s text:c="3"/></text:span><text:span text:style-name="T4">environment.reactivate_all()</text:span><text:line-break/><text:span text:style-name="T4"> <text:s text:c="3"/></text:span><text:span text:style-name="T12">print</text:span><text:span text:style-name="T4">(environment.get_state())</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7d293"/>
    </style:style>
    <style:style style:name="MT1" style:family="text">
      <style:text-properties officeooo:rsid="0027d293"/>
    </style:style>
    <style:style style:name="MT2" style:family="text">
      <style:text-properties officeooo:rsid="001fbed0"/>
    </style:style>
    <style:style style:name="MT3" style:family="text">
      <style:text-properties officeooo:rsid="00250e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4: Nandu</text:reference-ref><text:tab/><text:tab/><text:span text:style-name="MT1">Team</text:span><text:span text:style-name="MT2">-ID: </text:span><text:span text:style-name="MT3">00879</text:span></text:p>
      </style:header>
      <style:header-first>
        <text:p text:style-name="Header"/>
      </style:header-first>
      <style:footer>
        <text:p text:style-name="Footer"><text:tab/><text:page-number text:select-page="current">6</text:page-number>/<text:page-count>6</text:page-count></text:p>
      </style:footer>
      <style:footer-first>
        <text:p text:style-name="Footer"><text:tab/><text:page-number text:select-page="current">1</text:page-number>/<text:page-count>6</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2:06:26.166056740</meta:creation-date>
    <meta:editing-duration>PT48M37S</meta:editing-duration>
    <meta:editing-cycles>9</meta:editing-cycles>
    <meta:generator>LibreOffice/7.3.7.2$Linux_X86_64 LibreOffice_project/30$Build-2</meta:generator>
    <dc:date>2023-11-19T18:47:25.261624788</dc:date>
    <meta:document-statistic meta:table-count="1" meta:image-count="0" meta:object-count="0" meta:page-count="6" meta:paragraph-count="43" meta:word-count="1240" meta:character-count="9928" meta:non-whitespace-character-count="7384"/>
  </office:meta>
</office:document-meta>
</file>